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5.696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9118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cko5educ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4,D78,D100,D86,D24,D88,D6,D97,D44,D25,D26,D90,D46,D10,D33,D53,D96,D63,D7,D36,D65,D73,D83,D50,D37,D32,D29,D11,D89,D76,D112,D117,D8,D98,D94,D80,D91,D57,D48,D9,D67,D3,D12,D28,D42,D27,D77,D56,D71,D16,D114,D39,D40,D49,D105,D20,D22,D109,D41,D52,D69,D45,D2,D47,D92,D121,D58,D87,D62,D23,D61,D106,D30,D70,D4,D93,D116,D72,D119,D110,D54,D85,D43,D21,D35,D5,D81,D111,D59,D107,D38,D17,D102,D99,D118,D51,D108,D31,D19,D95,D120,D64,D74,D75,D104,D55,D68,D66,D15,D84,D103,D60,D79,D113,D18,D115,D13,D34,D101,D82</text:p>
          </table:table-cell>
          <table:table-cell office:value-type="string" calcext:value-type="string">
            <text:p>XZCMEDGCBD110W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XZCMEDGCBD110W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C15,C19,C16,C22,C21,C13,C10,C17,C32,C11,C31,C12,C20,C42,C14,C18,C37,C36,C48,C46,C44,C6,C51,C49,C5,C45,C47,C35,C7,C8,C4,C3,C2,C1,C29</text:p>
          </table:table-cell>
          <table:table-cell office:value-type="string" calcext:value-type="string">
            <text:p>C_0402_1005Metri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1uF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R38,R44,R37,R43,R40,R42,R39,R41</text:p>
          </table:table-cell>
          <table:table-cell office:value-type="string" calcext:value-type="string">
            <text:p>R_0402_1005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0R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k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R89,R91,R70,R83,R80,R77,R68,R86,R73,R85,R76,R67,R82,R65,R71,R88,R79,R74,R64,R92</text:p>
          </table:table-cell>
          <table:table-cell office:value-type="string" calcext:value-type="string">
            <text:p>R_0402_1005Metri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98R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R81,R78,R93,R66,R72,R87,R75,R84,R90,R69</text:p>
          </table:table-cell>
          <table:table-cell office:value-type="string" calcext:value-type="string">
            <text:p>R_0402_1005Metr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74R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Q15,Q6,Q16,Q17,Q11,Q13,Q10,Q14,Q8,Q12,Q7,Q9,Q4,Q3,Q1,Q2,Q5</text:p>
          </table:table-cell>
          <table:table-cell office:value-type="string" calcext:value-type="string">
            <text:p>SOT-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C807</text:p>
          </table:table-cell>
          <table:table-cell office:value-type="string" calcext:value-type="string">
            <text:p>BC807-25-TPMSTR-N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R24,R30,R11,R61,R46,R12,R63,R26,R62,R4,R23,R45,R1,R14,R9,R47,R29,R25,R2,R13,R16,R60,R7,R10,R28,R27,R15,R100,R99,R101,R96,R107,R102,R95,R17,R98,R108,R31</text:p>
          </table:table-cell>
          <table:table-cell office:value-type="string" calcext:value-type="string">
            <text:p>R_0402_1005Metric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U4,U5</text:p>
          </table:table-cell>
          <table:table-cell office:value-type="string" calcext:value-type="string">
            <text:p>SOT815-1_3.5_5.5_0.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154BQ</text:p>
          </table:table-cell>
          <table:table-cell office:value-type="string" calcext:value-type="string">
            <text:p>1727-6583-1-N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5,R103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k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LTC-4627J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-4627JR</text:p>
          </table:table-cell>
          <table:table-cell office:value-type="string" calcext:value-type="string">
            <text:p>160-1550-5-ND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R55,R35,R48,R52,R57,R49,R54,R34,R53,R36,R50,R51,R59,R32,R6,R58,R56,R33</text:p>
          </table:table-cell>
          <table:table-cell office:value-type="string" calcext:value-type="string">
            <text:p>R_0402_1005Metri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inSocket_1x06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_Socket</text:p>
          </table:table-cell>
          <table:table-cell office:value-type="string" calcext:value-type="string">
            <text:p>SAM1225-06-ND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C25,C41,C26,C28,C24,C30,C43</text:p>
          </table:table-cell>
          <table:table-cell office:value-type="string" calcext:value-type="string">
            <text:p>C_0603_1608Metri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1608X5R0J106M080AB</text:p>
          </table:table-cell>
          <table:table-cell office:value-type="string" calcext:value-type="string">
            <text:p>445-4112-2-ND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U13,U14</text:p>
          </table:table-cell>
          <table:table-cell office:value-type="string" calcext:value-type="string">
            <text:p>SOT-23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CP1529A</text:p>
          </table:table-cell>
          <table:table-cell office:value-type="string" calcext:value-type="string">
            <text:p>NCP1529ASNT1GOSTR-ND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DS1338Z-33&amp;plus_T&amp;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1338Z-33+T&amp;R</text:p>
          </table:table-cell>
          <table:table-cell office:value-type="string" calcext:value-type="string">
            <text:p>DS1338Z-33+T&amp;RCT-ND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500-BL-TR</text:p>
          </table:table-cell>
          <table:table-cell office:value-type="string" calcext:value-type="string">
            <text:p>50-ECS-2520MV-500-BL-TRCT-ND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uF</text:p>
          </table:table-cell>
          <table:table-cell table:style-name="ce1" office:value-type="string" calcext:value-type="string">
            <text:p>399-C0402C335M7PAC7867TR-ND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OSCCC700X500X180-4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3LV-3I-74M2500</text:p>
          </table:table-cell>
          <table:table-cell office:value-type="string" calcext:value-type="string">
            <text:p>110-CB3LV-3I-74M250000CT-ND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L1,L2</text:p>
          </table:table-cell>
          <table:table-cell office:value-type="string" calcext:value-type="string">
            <text:p>INDUC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QM2HPN2R2MJ0L</text:p>
          </table:table-cell>
          <table:table-cell office:value-type="string" calcext:value-type="string">
            <text:p>490-6700-1-ND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5907MFX-1.8</text:p>
          </table:table-cell>
          <table:table-cell office:value-type="string" calcext:value-type="string">
            <text:p>296-41463-1-ND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SW7,SW6,SW10</text:p>
          </table:table-cell>
          <table:table-cell office:value-type="string" calcext:value-type="string">
            <text:p>SW_B3U-1000P_OM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U-1000P[]</text:p>
          </table:table-cell>
          <table:table-cell office:value-type="string" calcext:value-type="string">
            <text:p>SW1020CT-ND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SW1,SW5,SW2,SW4,SW3</text:p>
          </table:table-cell>
          <table:table-cell office:value-type="string" calcext:value-type="string">
            <text:p>pushbut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450-1759-1-ND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C23,C27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pF</text:p>
          </table:table-cell>
          <table:table-cell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5907MFX-2.5</text:p>
          </table:table-cell>
          <table:table-cell office:value-type="string" calcext:value-type="string">
            <text:p>296-40356-1-ND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C46C-I/SN</text:p>
          </table:table-cell>
          <table:table-cell office:value-type="string" calcext:value-type="string">
            <text:p>93C46C-I/SN-ND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0R</text:p>
          </table:table-cell>
          <table:table-cell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R117,R116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1k</text:p>
          </table:table-cell>
          <table:table-cell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240-BL-TR</text:p>
          </table:table-cell>
          <table:table-cell office:value-type="string" calcext:value-type="string">
            <text:p>50-ECS-2520MV-120-BL-TRCT-ND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SOP50P490X110-11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11666AUBV</text:p>
          </table:table-cell>
          <table:table-cell office:value-type="string" calcext:value-type="string">
            <text:p>MAX11666AUB/V+-ND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HDMI_A_Molex_208658-1001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MI_A</text:p>
          </table:table-cell>
          <table:table-cell office:value-type="string" calcext:value-type="string">
            <text:p>900-2086581001CT-ND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QFP50P1200X1200X120-64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I164CTG64</text:p>
          </table:table-cell>
          <table:table-cell office:value-type="string" calcext:value-type="string">
            <text:p>220-2189-ND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C_Receptacle_Molex_105450-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</text:p>
          </table:table-cell>
          <table:table-cell office:value-type="string" calcext:value-type="string">
            <text:p>WM12856CT-ND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R111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k</text:p>
          </table:table-cell>
          <table:table-cell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SW9</text:p>
          </table:table-cell>
          <table:table-cell office:value-type="string" calcext:value-type="string">
            <text:p>dip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8</text:p>
          </table:table-cell>
          <table:table-cell office:value-type="string" calcext:value-type="string">
            <text:p>1-1825058-9-ND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R18,R19,R20</text:p>
          </table:table-cell>
          <table:table-cell office:value-type="string" calcext:value-type="string">
            <text:p>R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k</text:p>
          </table:table-cell>
          <table:table-cell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inSocket_2x09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9_Odd_Even</text:p>
          </table:table-cell>
          <table:table-cell office:value-type="string" calcext:value-type="string">
            <text:p>S5562-ND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attice_caBGA-381_17.0x17.0mm_Layout20x20_P0.8mm_Ball0.4mm_Pad0.4mm_N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FE5U-85F-6BG381x</text:p>
          </table:table-cell>
          <table:table-cell office:value-type="string" calcext:value-type="string">
            <text:p>LFE5U-85F-6BG381C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SOP-8_5.28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X25R3235FM2IL0</text:p>
          </table:table-cell>
          <table:table-cell office:value-type="string" calcext:value-type="string">
            <text:p>1092-1200-ND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C33,C34,C39,C40</text:p>
          </table:table-cell>
          <table:table-cell office:value-type="string" calcext:value-type="string">
            <text:p>C_0402_1005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pF</text:p>
          </table:table-cell>
          <table:table-cell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120-BL-TR</text:p>
          </table:table-cell>
          <table:table-cell office:value-type="string" calcext:value-type="string">
            <text:p>50-ECS-2520MV-120-BL-TRCT-ND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R112,R113,R105,R106,R104</text:p>
          </table:table-cell>
          <table:table-cell office:value-type="string" calcext:value-type="string">
            <text:p>R_0402_1005Metr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SOT65P280X100-8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2632CTS8-LZ12TRMPBF</text:p>
          </table:table-cell>
          <table:table-cell office:value-type="string" calcext:value-type="string">
            <text:p>505-LTC2632CTS8-LZ12#TRMPBFCT-ND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k</text:p>
          </table:table-cell>
          <table:table-cell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Y1,Y2</text:p>
          </table:table-cell>
          <table:table-cell office:value-type="string" calcext:value-type="string">
            <text:p>Crystal_SMD_2012-2Pin_2.0x1.2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T2012-32.768-9-20-EXT-TR</text:p>
          </table:table-cell>
          <table:table-cell office:value-type="string" calcext:value-type="string">
            <text:p>2151-RT2012-32.768-12.5-EXT-TRCT-ND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R110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k</text:p>
          </table:table-cell>
          <table:table-cell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W_JS5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5208</text:p>
          </table:table-cell>
          <table:table-cell office:value-type="string" calcext:value-type="string">
            <text:p>EG4561-ND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SOIC-8_5.23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25Q128JVS</text:p>
          </table:table-cell>
          <table:table-cell office:value-type="string" calcext:value-type="string">
            <text:p>W25Q128JVSIQCT-ND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tf_bga_54L_8x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42VM16160k-75BLI</text:p>
          </table:table-cell>
          <table:table-cell office:value-type="string" calcext:value-type="string">
            <text:p>706-1313-ND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teryHolder_Keystone_2998_1x6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36-2998-ND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k</text:p>
          </table:table-cell>
          <table:table-cell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QFN-64-1EP_9x9mm_P0.5mm_EP4.35x4.3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232HQ</text:p>
          </table:table-cell>
          <table:table-cell office:value-type="string" calcext:value-type="string">
            <text:p>768-1025-1-ND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U20</text:p>
          </table:table-cell>
          <table:table-cell office:value-type="string" calcext:value-type="string">
            <text:p>ESP32-C3-MINI-1_EX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C3-MINI-1-N4</text:p>
          </table:table-cell>
          <table:table-cell office:value-type="string" calcext:value-type="string">
            <text:p>1965-ESP32-C3-MINI-1-N4CT-ND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D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74HC266DR</text:p>
          </table:table-cell>
          <table:table-cell office:value-type="string" calcext:value-type="string">
            <text:p>296-31804-1-ND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U21</text:p>
          </table:table-cell>
          <table:table-cell office:value-type="string" calcext:value-type="string">
            <text:p>QFN36_6X6MC_M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2244-AEZG-06</text:p>
          </table:table-cell>
          <table:table-cell office:value-type="string" calcext:value-type="string">
            <text:p>USB2244-AEZG-06-ND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U22</text:p>
          </table:table-cell>
          <table:table-cell office:value-type="string" calcext:value-type="string">
            <text:p>TSSOP20_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7MBL3245CFTEL</text:p>
          </table:table-cell>
          <table:table-cell office:value-type="string" calcext:value-type="string">
            <text:p>TC7MBL3245CFT(EL)CT-ND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AMPHENOL_GTFP08431B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TFP08431BEU</text:p>
          </table:table-cell>
          <table:table-cell office:value-type="string" calcext:value-type="string">
            <text:p>GTFP08431BEUTR-ND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C50,C38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J8,J6</text:p>
          </table:table-cell>
          <table:table-cell office:value-type="string" calcext:value-type="string">
            <text:p>M20-7920642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0-7920642R</text:p>
          </table:table-cell>
          <table:table-cell office:value-type="string" calcext:value-type="string">
            <text:p>GTFP08431BEUTR-ND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QFN36_6X6MC_M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2513B-AEZC</text:p>
          </table:table-cell>
          <table:table-cell office:value-type="string" calcext:value-type="string">
            <text:p>USB2513B-AEZC-ND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TSM-115-01-L-D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M-115-01-L-DH</text:p>
          </table:table-cell>
          <table:table-cell office:value-type="string" calcext:value-type="string">
            <text:p>TSM-115-01-L-DH-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5T12:24:02.418561918</dc:date>
    <meta:editing-duration>PT10M57S</meta:editing-duration>
    <meta:editing-cycles>5</meta:editing-cycles>
    <meta:generator>LibreOffice/7.3.7.2$Linux_X86_64 LibreOffice_project/30$Build-2</meta:generator>
    <meta:document-statistic meta:table-count="1" meta:cell-count="353" meta:object-count="0"/>
  </office:meta>
</office:document-meta>
</file>